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89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омер эксперимента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calcext:value-type="string" table:number-columns-spanned="1" table:number-rows-spanned="2">
            <text:p>Показания микроамперметра I, мкА</text:p>
          </table:table-cell>
          <table:table-cell table:style-name="ce1" office:value-type="string" calcext:value-type="string" table:number-columns-spanned="1" table:number-rows-spanned="2">
            <text:p>Плотность потока энергии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Частота – генератор Ганна 10 ГГц, СВЧ печь – X, мобильный телефон – 0,9 или 1,8 ГГц &gt; 300 Гц. В волновой зоне интенсивность поля оценивается плотностью потока энергии (ППЭ), т. е. количеством энергии, падающей на единицу площади поверхности в единицу времени (фактически, это плотность потока мощности). ППЭ выражается в ваттах на квадратный метр Вт/м2. 100 Вт/м2 – тепловой порог, ПДУ 10 Вт/м2 – максимум, 1 Вт/м2 – ВДУ мобильного телефона, 0,1 Вт/м2 – ПДУ СВЧ печи для быта и ЭВМ.</text:p>
          </table:table-cell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covered-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ППЭ_т</text:p>
          </table:table-cell>
          <table:table-cell office:value-type="string" calcext:value-type="string">
            <text:p>ППЭ_э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formula="of:=ROUND(([.E3]+[.E24]+[.E45])/3;0)" office:value-type="float" office:value="33" calcext:value-type="float">
            <text:p>33</text:p>
          </table:table-cell>
          <table:table-cell table:formula="of:=[.$L$2]*[.$L$3]*[.$L$4]/(4*PI()*[.G3]^2)" office:value-type="float" office:value="16076.2568779692" calcext:value-type="float">
            <text:p>16076,2568779692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formula="of:=4*10^6"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([.E4]+[.E25]+[.E46])/3;0)" office:value-type="float" office:value="27" calcext:value-type="float">
            <text:p>27</text:p>
          </table:table-cell>
          <table:table-cell table:formula="of:=[.$L$2]*[.$L$3]*[.$L$4]/(4*PI()*[.G4]^2)" office:value-type="float" office:value="24015.1491633861" calcext:value-type="float">
            <text:p>24015,149163386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ROUND(([.E5]+[.E26]+[.E47])/3;0)" office:value-type="float" office:value="31" calcext:value-type="float">
            <text:p>31</text:p>
          </table:table-cell>
          <table:table-cell table:formula="of:=[.$L$2]*[.$L$3]*[.$L$4]/(4*PI()*[.G5]^2)" office:value-type="float" office:value="18217.5273050036" calcext:value-type="float">
            <text:p>18217,5273050036</text:p>
          </table:table-cell>
          <table:table-cell table:number-columns-repeated="2"/>
          <table:table-cell office:value-type="string" calcext:value-type="string">
            <text:p>частота</text:p>
          </table:table-cell>
          <table:table-cell table:formula="of:=2.45*10^9" office:value-type="float" office:value="2450000000" calcext:value-type="float">
            <text:p>2450000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([.E6]+[.E27]+[.E48])/3;0)" office:value-type="float" office:value="13" calcext:value-type="float">
            <text:p>13</text:p>
          </table:table-cell>
          <table:table-cell table:formula="of:=[.$L$2]*[.$L$3]*[.$L$4]/(4*PI()*[.G6]^2)" office:value-type="float" office:value="103591.974793541" calcext:value-type="float">
            <text:p>103591,97479354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([.E7]+[.E28]+[.E49])/3;0)" office:value-type="float" office:value="26" calcext:value-type="float">
            <text:p>26</text:p>
          </table:table-cell>
          <table:table-cell table:formula="of:=[.$L$2]*[.$L$3]*[.$L$4]/(4*PI()*[.G7]^2)" office:value-type="float" office:value="25897.9936983853" calcext:value-type="float">
            <text:p>25897,99369838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ROUND(([.E8]+[.E29]+[.E50])/3;0)" office:value-type="float" office:value="24" calcext:value-type="float">
            <text:p>24</text:p>
          </table:table-cell>
          <table:table-cell table:formula="of:=[.$L$2]*[.$L$3]*[.$L$4]/(4*PI()*[.G8]^2)" office:value-type="float" office:value="30394.1731599106" calcext:value-type="float">
            <text:p>30394,173159910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([.E9]+[.E30]+[.E51])/3;0)" office:value-type="float" office:value="22" calcext:value-type="float">
            <text:p>22</text:p>
          </table:table-cell>
          <table:table-cell table:formula="of:=[.$L$2]*[.$L$3]*[.$L$4]/(4*PI()*[.G9]^2)" office:value-type="float" office:value="36171.5779754308" calcext:value-type="float">
            <text:p>36171,57797543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ROUND(([.E10]+[.E31]+[.E52])/3;0)" office:value-type="float" office:value="23" calcext:value-type="float">
            <text:p>23</text:p>
          </table:table-cell>
          <table:table-cell table:formula="of:=[.$L$2]*[.$L$3]*[.$L$4]/(4*PI()*[.G10]^2)" office:value-type="float" office:value="33094.6006429272" calcext:value-type="float">
            <text:p>33094,600642927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ROUND(([.E11]+[.E32]+[.E53])/3;0)" office:value-type="float" office:value="17" calcext:value-type="float">
            <text:p>17</text:p>
          </table:table-cell>
          <table:table-cell table:formula="of:=[.$L$2]*[.$L$3]*[.$L$4]/(4*PI()*[.G11]^2)" office:value-type="float" office:value="60578.0060211366" calcext:value-type="float">
            <text:p>60578,006021136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([.E12]+[.E33]+[.E54])/3;0)" office:value-type="float" office:value="7" calcext:value-type="float">
            <text:p>7</text:p>
          </table:table-cell>
          <table:table-cell table:formula="of:=[.$L$2]*[.$L$3]*[.$L$4]/(4*PI()*[.G12]^2)" office:value-type="float" office:value="357286.60694099" calcext:value-type="float">
            <text:p>357286,6069409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([.E13]+[.E34]+[.E55])/3;0)" office:value-type="float" office:value="6" calcext:value-type="float">
            <text:p>6</text:p>
          </table:table-cell>
          <table:table-cell table:formula="of:=[.$L$2]*[.$L$3]*[.$L$4]/(4*PI()*[.G13]^2)" office:value-type="float" office:value="486306.770558569" calcext:value-type="float">
            <text:p>486306,77055856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([.E14]+[.E35]+[.E56])/3;0)" office:value-type="float" office:value="5" calcext:value-type="float">
            <text:p>5</text:p>
          </table:table-cell>
          <table:table-cell table:formula="of:=[.$L$2]*[.$L$3]*[.$L$4]/(4*PI()*[.G14]^2)" office:value-type="float" office:value="700281.74960434" calcext:value-type="float">
            <text:p>700281,7496043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ROUND(([.E15]+[.E36]+[.E57])/3;0)" office:value-type="float" office:value="12" calcext:value-type="float">
            <text:p>12</text:p>
          </table:table-cell>
          <table:table-cell table:formula="of:=[.$L$2]*[.$L$3]*[.$L$4]/(4*PI()*[.G15]^2)" office:value-type="float" office:value="121576.692639642" calcext:value-type="float">
            <text:p>121576,69263964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([.E16]+[.E37]+[.E58])/3;0)" office:value-type="float" office:value="18" calcext:value-type="float">
            <text:p>18</text:p>
          </table:table-cell>
          <table:table-cell table:formula="of:=[.$L$2]*[.$L$3]*[.$L$4]/(4*PI()*[.G16]^2)" office:value-type="float" office:value="54034.0856176188" calcext:value-type="float">
            <text:p>54034,085617618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(([.E17]+[.E38]+[.E59])/3;0)" office:value-type="float" office:value="21" calcext:value-type="float">
            <text:p>21</text:p>
          </table:table-cell>
          <table:table-cell table:formula="of:=[.$L$2]*[.$L$3]*[.$L$4]/(4*PI()*[.G17]^2)" office:value-type="float" office:value="39698.5118823322" calcext:value-type="float">
            <text:p>39698,511882332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ROUND(([.E18]+[.E39]+[.E60])/3;0)" office:value-type="float" office:value="21" calcext:value-type="float">
            <text:p>21</text:p>
          </table:table-cell>
          <table:table-cell table:formula="of:=[.$L$2]*[.$L$3]*[.$L$4]/(4*PI()*[.G18]^2)" office:value-type="float" office:value="39698.5118823322" calcext:value-type="float">
            <text:p>39698,511882332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ROUND(([.E19]+[.E40]+[.E61])/3;0)" office:value-type="float" office:value="17" calcext:value-type="float">
            <text:p>17</text:p>
          </table:table-cell>
          <table:table-cell table:formula="of:=[.$L$2]*[.$L$3]*[.$L$4]/(4*PI()*[.G19]^2)" office:value-type="float" office:value="60578.0060211366" calcext:value-type="float">
            <text:p>60578,006021136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([.E20]+[.E41]+[.E62])/3;0)" office:value-type="float" office:value="17" calcext:value-type="float">
            <text:p>17</text:p>
          </table:table-cell>
          <table:table-cell table:formula="of:=[.$L$2]*[.$L$3]*[.$L$4]/(4*PI()*[.G20]^2)" office:value-type="float" office:value="60578.0060211366" calcext:value-type="float">
            <text:p>60578,006021136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([.E21]+[.E42]+[.E63])/3;0)" office:value-type="float" office:value="12" calcext:value-type="float">
            <text:p>12</text:p>
          </table:table-cell>
          <table:table-cell table:formula="of:=[.$L$2]*[.$L$3]*[.$L$4]/(4*PI()*[.G21]^2)" office:value-type="float" office:value="121576.692639642" calcext:value-type="float">
            <text:p>121576,69263964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ROUND(([.E22]+[.E43]+[.E64])/3;0)" office:value-type="float" office:value="6" calcext:value-type="float">
            <text:p>6</text:p>
          </table:table-cell>
          <table:table-cell table:formula="of:=[.$L$2]*[.$L$3]*[.$L$4]/(4*PI()*[.G22]^2)" office:value-type="float" office:value="486306.770558569" calcext:value-type="float">
            <text:p>486306,77055856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ROUND(([.E23]+[.E44]+[.E65])/3;0)" office:value-type="float" office:value="13" calcext:value-type="float">
            <text:p>13</text:p>
          </table:table-cell>
          <table:table-cell table:formula="of:=[.$L$2]*[.$L$3]*[.$L$4]/(4*PI()*[.G23]^2)" office:value-type="float" office:value="103591.974793541" calcext:value-type="float">
            <text:p>103591,974793541</text:p>
          </table:table-cell>
          <table:table-cell table:number-columns-repeated="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5" calcext:value-type="float">
            <text:p>1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5" calcext:value-type="float">
            <text:p>1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.5" calcext:value-type="float">
            <text:p>2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5" calcext:value-type="float">
            <text:p>2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5" calcext:value-type="float">
            <text:p>3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5" calcext:value-type="float">
            <text:p>4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5" calcext:value-type="float">
            <text:p>4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16+50" office:value-type="float" office:value="66" calcext:value-type="float">
            <text:p>66</text:p>
          </table:table-cell>
          <table:table-cell table:formula="of:=[.H54]/2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I54]-16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5" calcext:value-type="float">
            <text:p>2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3+-1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5" calcext:value-type="float">
            <text:p>3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sus ZB602KL</text:p>
          </table:table-cell>
          <table:table-cell table:number-columns-repeated="2"/>
          <table:table-cell office:value-type="string" calcext:value-type="string">
            <text:p>Honor 10</text:p>
          </table:table-cell>
          <table:table-cell/>
          <table:table-cell office:value-type="string" calcext:value-type="string">
            <text:p>Iphone1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.5" calcext:value-type="float">
            <text:p>4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Эффективность экрана</text:p>
          </table:table-cell>
          <table:table-cell table:number-columns-repeated="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string" calcext:value-type="string">
            <text:p>безничего</text:p>
          </table:table-cell>
          <table:table-cell table:formula="of:=[.$E$75]/[.E7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решетка крупная</text:p>
          </table:table-cell>
          <table:table-cell table:formula="of:=[.$E$75]/[.E76]" office:value-type="float" office:value="1.5625" calcext:value-type="float">
            <text:p>1,562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железный лист</text:p>
          </table:table-cell>
          <table:table-cell table:formula="of:=[.$E$75]/[.E77]" office:value-type="float" office:value="12.5" calcext:value-type="float">
            <text:p>12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ешетка мелкая</text:p>
          </table:table-cell>
          <table:table-cell table:formula="of:=[.$E$75]/[.E78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резина</text:p>
          </table:table-cell>
          <table:table-cell table:formula="of:=[.$E$75]/[.E79]" office:value-type="float" office:value="1.42857142857143" calcext:value-type="float">
            <text:p>1,428571428571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советский старый плотный пластик</text:p>
          </table:table-cell>
          <table:table-cell table:formula="of:=[.$E$75]/[.E80]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00:45:41.856832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2:02:22.604469445</meta:creation-date>
    <dc:date>2021-10-14T02:11:23.657843107</dc:date>
    <meta:editing-duration>PT1H21M22S</meta:editing-duration>
    <meta:editing-cycles>7</meta:editing-cycles>
    <meta:generator>LibreOffice/6.0.7.3$Linux_X86_64 LibreOffice_project/00m0$Build-3</meta:generator>
    <meta:document-statistic meta:table-count="1" meta:cell-count="489" meta:object-count="0"/>
  </office:meta>
</office:document-meta>
</file>